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2pt" officeooo:rsid="004ee76d" officeooo:paragraph-rsid="00013ebf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c669a" officeooo:paragraph-rsid="00013ebf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0c669a" officeooo:paragraph-rsid="00013ebf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537a18" officeooo:paragraph-rsid="00013eb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543bd5" officeooo:paragraph-rsid="00013ebf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555d69" officeooo:paragraph-rsid="00013ebf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0d2fc6" officeooo:paragraph-rsid="00013ebf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0eb105" officeooo:paragraph-rsid="00013ebf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0f2236" officeooo:paragraph-rsid="00013ebf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0f2236" officeooo:paragraph-rsid="00029a4d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10036a" officeooo:paragraph-rsid="00013ebf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11b4b1" officeooo:paragraph-rsid="00013ebf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135b31" officeooo:paragraph-rsid="00013ebf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144cdd" officeooo:paragraph-rsid="00013ebf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15502f" officeooo:paragraph-rsid="000589de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16a4c1" officeooo:paragraph-rsid="000589de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260a74" officeooo:paragraph-rsid="0005c488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17b87f" officeooo:paragraph-rsid="00013ebf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rsid="001940b6" officeooo:paragraph-rsid="00013ebf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1a4128" officeooo:paragraph-rsid="00013ebf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1ab512" officeooo:paragraph-rsid="00013ebf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01c5cb7" officeooo:paragraph-rsid="00013ebf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rsid="001e3ab0" officeooo:paragraph-rsid="00013ebf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rsid="001e559b" officeooo:paragraph-rsid="00013ebf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officeooo:rsid="001eeb1c" officeooo:paragraph-rsid="00013ebf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officeooo:rsid="001eeb1c" officeooo:paragraph-rsid="0026ecde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officeooo:rsid="001eeb1c" officeooo:paragraph-rsid="003c99c8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size="12pt" officeooo:rsid="001fc704" officeooo:paragraph-rsid="00013ebf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size="12pt" officeooo:rsid="001fc704" officeooo:paragraph-rsid="003c99c8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size="12pt" officeooo:rsid="00343e3e" officeooo:paragraph-rsid="00013ebf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size="12pt" officeooo:rsid="00343e3e" officeooo:paragraph-rsid="003c99c8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size="12pt" officeooo:rsid="00356065" officeooo:paragraph-rsid="00013ebf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size="12pt" officeooo:rsid="00356065" officeooo:paragraph-rsid="003c99c8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size="12pt" officeooo:rsid="00374a68" officeooo:paragraph-rsid="00013ebf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size="12pt" officeooo:rsid="00374a68" officeooo:paragraph-rsid="003c99c8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size="12pt" officeooo:rsid="0038c09e" officeooo:paragraph-rsid="00013ebf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size="12pt" officeooo:rsid="0038c09e" officeooo:paragraph-rsid="003c99c8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font-size="12pt" officeooo:rsid="003996cb" officeooo:paragraph-rsid="00013ebf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fo:font-size="12pt" officeooo:rsid="003b47be" officeooo:paragraph-rsid="00013ebf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fo:font-size="12pt" officeooo:rsid="003b4edb" officeooo:paragraph-rsid="00013ebf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fo:font-size="12pt" officeooo:rsid="003b4edb" officeooo:paragraph-rsid="003c99c8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fo:font-size="12pt" officeooo:rsid="003d09df" officeooo:paragraph-rsid="00013ebf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fo:font-size="12pt" officeooo:rsid="003e8fe4" officeooo:paragraph-rsid="00013ebf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fo:font-size="12pt" officeooo:rsid="00457b5e" officeooo:paragraph-rsid="00013ebf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fo:font-size="12pt" officeooo:rsid="00471b0b" officeooo:paragraph-rsid="00013ebf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fo:font-size="12pt" officeooo:rsid="003f5d56" officeooo:paragraph-rsid="00013ebf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fo:font-size="12pt" officeooo:rsid="00436a95" officeooo:paragraph-rsid="00013ebf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fo:font-size="12pt" officeooo:rsid="0044a290" officeooo:paragraph-rsid="00013ebf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fo:font-size="12pt" officeooo:rsid="00481d0b" officeooo:paragraph-rsid="00013ebf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fo:font-size="12pt" officeooo:rsid="0049637f" officeooo:paragraph-rsid="00013ebf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fo:font-size="12pt" officeooo:rsid="004d0d14" officeooo:paragraph-rsid="00013ebf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fo:font-size="12pt" officeooo:rsid="000589de" officeooo:paragraph-rsid="000589de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fo:font-size="12pt" officeooo:rsid="0005c488" officeooo:paragraph-rsid="0005c488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fo:font-size="12pt" officeooo:rsid="0011b5f8" officeooo:paragraph-rsid="0011b5f8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fo:font-size="12pt" officeooo:rsid="0012eea7" officeooo:paragraph-rsid="0012eea7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fo:font-size="12pt" officeooo:rsid="001e179e" officeooo:paragraph-rsid="001e179e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fo:font-size="12pt" officeooo:rsid="001fe2ed" officeooo:paragraph-rsid="001fe2ed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fo:font-size="12pt" officeooo:rsid="004c4ef5" officeooo:paragraph-rsid="004c4ef5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fo:font-size="12pt" officeooo:rsid="004d5006" officeooo:paragraph-rsid="004d5006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fo:font-size="12pt" officeooo:rsid="004e31aa" officeooo:paragraph-rsid="004e31aa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fo:font-size="12pt" officeooo:rsid="004ea059" officeooo:paragraph-rsid="004ea059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fo:font-size="12pt" officeooo:rsid="004ea855" officeooo:paragraph-rsid="004ea855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fo:font-size="12pt" officeooo:rsid="0050ec9d" officeooo:paragraph-rsid="0050ec9d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fo:font-size="12pt" officeooo:rsid="00516365" officeooo:paragraph-rsid="00516365" style:font-size-asian="12pt" style:font-size-complex="12pt"/>
    </style:style>
    <style:style style:name="P65" style:family="paragraph" style:parent-style-name="Standard">
      <style:paragraph-properties fo:text-align="justify" style:justify-single-word="false" fo:break-before="page"/>
      <style:text-properties fo:font-size="12pt" officeooo:rsid="000c669a" officeooo:paragraph-rsid="00013ebf" style:font-size-asian="12pt" style:font-size-complex="12pt"/>
    </style:style>
    <style:style style:name="P66" style:family="paragraph" style:parent-style-name="Standard">
      <style:paragraph-properties fo:text-align="justify" style:justify-single-word="false" fo:break-before="page"/>
      <style:text-properties fo:font-size="12pt" officeooo:rsid="00144cdd" officeooo:paragraph-rsid="00013ebf" style:font-size-asian="12pt" style:font-size-complex="12pt"/>
    </style:style>
    <style:style style:name="P67" style:family="paragraph" style:parent-style-name="Standard">
      <style:paragraph-properties fo:text-align="justify" style:justify-single-word="false" fo:break-before="page"/>
      <style:text-properties fo:font-size="12pt" officeooo:rsid="001ab512" officeooo:paragraph-rsid="00013ebf" style:font-size-asian="12pt" style:font-size-complex="12pt"/>
    </style:style>
    <style:style style:name="P68" style:family="paragraph" style:parent-style-name="Standard">
      <style:paragraph-properties fo:text-align="justify" style:justify-single-word="false" fo:break-before="page"/>
      <style:text-properties fo:font-size="12pt" officeooo:rsid="003b4edb" officeooo:paragraph-rsid="00013ebf" style:font-size-asian="12pt" style:font-size-complex="12pt"/>
    </style:style>
    <style:style style:name="P69" style:family="paragraph" style:parent-style-name="Standard">
      <style:paragraph-properties fo:text-align="justify" style:justify-single-word="false" fo:break-before="page"/>
      <style:text-properties fo:font-size="12pt" officeooo:rsid="00481d0b" officeooo:paragraph-rsid="00013ebf" style:font-size-asian="12pt" style:font-size-complex="12pt"/>
    </style:style>
    <style:style style:name="P70" style:family="paragraph" style:parent-style-name="Standard">
      <style:paragraph-properties fo:text-align="justify" style:justify-single-word="false" fo:break-before="page"/>
      <style:text-properties fo:font-size="12pt" officeooo:rsid="0049637f" officeooo:paragraph-rsid="00013ebf" style:font-size-asian="12pt" style:font-size-complex="12pt"/>
    </style:style>
    <style:style style:name="P71" style:family="paragraph" style:parent-style-name="Standard">
      <style:paragraph-properties fo:text-align="justify" style:justify-single-word="false"/>
      <style:text-properties fo:font-size="12pt" officeooo:rsid="00013ebf" officeooo:paragraph-rsid="00013ebf" style:font-size-asian="12pt" style:font-size-complex="12pt"/>
    </style:style>
    <style:style style:name="P72" style:family="paragraph" style:parent-style-name="Standard">
      <style:paragraph-properties fo:text-align="justify" style:justify-single-word="false"/>
      <style:text-properties fo:font-size="12pt" officeooo:rsid="000589de" officeooo:paragraph-rsid="000589de" style:font-size-asian="12pt" style:font-size-complex="12pt"/>
    </style:style>
    <style:style style:name="P73" style:family="paragraph" style:parent-style-name="Standard">
      <style:paragraph-properties fo:text-align="justify" style:justify-single-word="false"/>
      <style:text-properties fo:font-size="12pt" officeooo:rsid="0005c488" officeooo:paragraph-rsid="000589de" style:font-size-asian="12pt" style:font-size-complex="12pt"/>
    </style:style>
    <style:style style:name="P74" style:family="paragraph" style:parent-style-name="Standard">
      <style:paragraph-properties fo:text-align="justify" style:justify-single-word="false"/>
      <style:text-properties fo:font-size="12pt" officeooo:rsid="001ab512" officeooo:paragraph-rsid="00013ebf" style:font-size-asian="12pt" style:font-size-complex="12pt"/>
    </style:style>
    <style:style style:name="T1" style:family="text">
      <style:text-properties officeooo:rsid="0057ef89"/>
    </style:style>
    <style:style style:name="T2" style:family="text">
      <style:text-properties officeooo:rsid="005952eb"/>
    </style:style>
    <style:style style:name="T3" style:family="text">
      <style:text-properties officeooo:rsid="00543bd5"/>
    </style:style>
    <style:style style:name="T4" style:family="text">
      <style:text-properties officeooo:rsid="000d2fc6"/>
    </style:style>
    <style:style style:name="T5" style:family="text">
      <style:text-properties officeooo:rsid="00211960"/>
    </style:style>
    <style:style style:name="T6" style:family="text">
      <style:text-properties officeooo:rsid="001a4128"/>
    </style:style>
    <style:style style:name="T7" style:family="text">
      <style:text-properties officeooo:rsid="0014af47"/>
    </style:style>
    <style:style style:name="T8" style:family="text">
      <style:text-properties officeooo:rsid="001ee991"/>
    </style:style>
    <style:style style:name="T9" style:family="text">
      <style:text-properties officeooo:rsid="003b47be"/>
    </style:style>
    <style:style style:name="T10" style:family="text">
      <style:text-properties officeooo:rsid="00476e17"/>
    </style:style>
    <style:style style:name="T11" style:family="text">
      <style:text-properties officeooo:rsid="004b43c5"/>
    </style:style>
    <style:style style:name="T12" style:family="text">
      <style:text-properties officeooo:rsid="00528616"/>
    </style:style>
    <style:style style:name="T13" style:family="text">
      <style:text-properties officeooo:rsid="00524211"/>
    </style:style>
    <style:style style:name="T14" style:family="text">
      <style:text-properties officeooo:rsid="00013ebf"/>
    </style:style>
    <style:style style:name="T15" style:family="text">
      <style:text-properties officeooo:rsid="00029a4d"/>
    </style:style>
    <style:style style:name="T16" style:family="text">
      <style:text-properties officeooo:rsid="000360f5"/>
    </style:style>
    <style:style style:name="T17" style:family="text">
      <style:text-properties officeooo:rsid="000589de"/>
    </style:style>
    <style:style style:name="T18" style:family="text">
      <style:text-properties officeooo:rsid="0007b3b9"/>
    </style:style>
    <style:style style:name="T19" style:family="text">
      <style:text-properties officeooo:rsid="0008dbca"/>
    </style:style>
    <style:style style:name="T20" style:family="text">
      <style:text-properties officeooo:rsid="000d7d4d"/>
    </style:style>
    <style:style style:name="T21" style:family="text">
      <style:text-properties officeooo:rsid="000fa1dd"/>
    </style:style>
    <style:style style:name="T22" style:family="text">
      <style:text-properties officeooo:rsid="001c6af4"/>
    </style:style>
    <style:style style:name="T23" style:family="text">
      <style:text-properties officeooo:rsid="001e179e"/>
    </style:style>
    <style:style style:name="T24" style:family="text">
      <style:text-properties officeooo:rsid="001e4130"/>
    </style:style>
    <style:style style:name="T25" style:family="text">
      <style:text-properties officeooo:rsid="0020bdb8"/>
    </style:style>
    <style:style style:name="T26" style:family="text">
      <style:text-properties officeooo:rsid="00243b3a"/>
    </style:style>
    <style:style style:name="T27" style:family="text">
      <style:text-properties officeooo:rsid="00247dca"/>
    </style:style>
    <style:style style:name="T28" style:family="text">
      <style:text-properties officeooo:rsid="0024a804"/>
    </style:style>
    <style:style style:name="T29" style:family="text">
      <style:text-properties officeooo:rsid="0025385e"/>
    </style:style>
    <style:style style:name="T30" style:family="text">
      <style:text-properties officeooo:rsid="0025a087"/>
    </style:style>
    <style:style style:name="T31" style:family="text">
      <style:text-properties officeooo:rsid="0028d77a"/>
    </style:style>
    <style:style style:name="T32" style:family="text">
      <style:text-properties officeooo:rsid="002aca57"/>
    </style:style>
    <style:style style:name="T33" style:family="text">
      <style:text-properties officeooo:rsid="002cbbbf"/>
    </style:style>
    <style:style style:name="T34" style:family="text">
      <style:text-properties officeooo:rsid="002e693b"/>
    </style:style>
    <style:style style:name="T35" style:family="text">
      <style:text-properties officeooo:rsid="002fc813"/>
    </style:style>
    <style:style style:name="T36" style:family="text">
      <style:text-properties officeooo:rsid="00301b38"/>
    </style:style>
    <style:style style:name="T37" style:family="text">
      <style:text-properties officeooo:rsid="00310e7e"/>
    </style:style>
    <style:style style:name="T38" style:family="text">
      <style:text-properties officeooo:rsid="0032544a"/>
    </style:style>
    <style:style style:name="T39" style:family="text">
      <style:text-properties officeooo:rsid="0033a726"/>
    </style:style>
    <style:style style:name="T40" style:family="text">
      <style:text-properties officeooo:rsid="00359299"/>
    </style:style>
    <style:style style:name="T41" style:family="text">
      <style:text-properties officeooo:rsid="00373982"/>
    </style:style>
    <style:style style:name="T42" style:family="text">
      <style:text-properties officeooo:rsid="0038703a"/>
    </style:style>
    <style:style style:name="T43" style:family="text">
      <style:text-properties officeooo:rsid="0038bc83"/>
    </style:style>
    <style:style style:name="T44" style:family="text">
      <style:text-properties officeooo:rsid="0038bde3"/>
    </style:style>
    <style:style style:name="T45" style:family="text">
      <style:text-properties officeooo:rsid="0039ca3c"/>
    </style:style>
    <style:style style:name="T46" style:family="text">
      <style:text-properties officeooo:rsid="003b8c75"/>
    </style:style>
    <style:style style:name="T47" style:family="text">
      <style:text-properties officeooo:rsid="003c6ff6"/>
    </style:style>
    <style:style style:name="T48" style:family="text">
      <style:text-properties officeooo:rsid="003c99c8"/>
    </style:style>
    <style:style style:name="T49" style:family="text">
      <style:text-properties officeooo:rsid="003e0085"/>
    </style:style>
    <style:style style:name="T50" style:family="text">
      <style:text-properties officeooo:rsid="003e2b50"/>
    </style:style>
    <style:style style:name="T51" style:family="text">
      <style:text-properties officeooo:rsid="003fb9c3"/>
    </style:style>
    <style:style style:name="T52" style:family="text">
      <style:text-properties officeooo:rsid="00409e63"/>
    </style:style>
    <style:style style:name="T53" style:family="text">
      <style:text-properties officeooo:rsid="0040df78"/>
    </style:style>
    <style:style style:name="T54" style:family="text">
      <style:text-properties officeooo:rsid="00425a18"/>
    </style:style>
    <style:style style:name="T55" style:family="text">
      <style:text-properties officeooo:rsid="0043c09b"/>
    </style:style>
    <style:style style:name="T56" style:family="text">
      <style:text-properties officeooo:rsid="00456bd0"/>
    </style:style>
    <style:style style:name="T57" style:family="text">
      <style:text-properties officeooo:rsid="0046e918"/>
    </style:style>
    <style:style style:name="T58" style:family="text">
      <style:text-properties officeooo:rsid="0048d6fb"/>
    </style:style>
    <style:style style:name="T59" style:family="text">
      <style:text-properties officeooo:rsid="004acb07"/>
    </style:style>
    <style:style style:name="T60" style:family="text">
      <style:text-properties officeooo:rsid="004bafc7"/>
    </style:style>
    <style:style style:name="T61" style:family="text">
      <style:text-properties officeooo:rsid="00529123"/>
    </style:style>
    <style:style style:name="T62" style:family="text">
      <style:text-properties officeooo:rsid="0052c059"/>
    </style:style>
    <style:style style:name="T63" style:family="text">
      <style:text-properties officeooo:rsid="00530a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>CHINATOWN-<text:span text:style-name="T1">GDS</text:span></text:p>
      <text:p text:style-name="P2"><text:span text:style-name="T2">(</text:span>GRUPO DE DESENVOLVIMENTO DE SOFTWARE<text:span text:style-name="T2">S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OCUMENTO DE REQUISITOS</text:p>
      <text:p text:style-name="P2">SISTEMA WEB/<text:span text:style-name="T14">MOBILE MAITRE</text:span></text:p>
      <text:p text:style-name="P65">SUMÁRIO</text:p>
      <text:p text:style-name="P3"/>
      <text:p text:style-name="P4">1. Introdução</text:p>
      <text:p text:style-name="P4">1.1. Propósito do Documento</text:p>
      <text:p text:style-name="P4">1.2. Escopo do Produto</text:p>
      <text:p text:style-name="P4">1.3. Definições e Abreviações</text:p>
      <text:p text:style-name="P4"/>
      <text:p text:style-name="P4">2. Descrição Geral</text:p>
      <text:p text:style-name="P4">2.1. Perspectiva do Produto</text:p>
      <text:p text:style-name="P4">2.2. Funções dos Produtos</text:p>
      <text:p text:style-name="P4">2.3. Restrições Gerais</text:p>
      <text:p text:style-name="P5"/>
      <text:p text:style-name="P5"/>
      <text:p text:style-name="P5">3. Requisitos</text:p>
      <text:p text:style-name="P5">3.1. Requisitos Funcionais</text:p>
      <text:p text:style-name="P5">3.2. Requisitos Não Funcionais</text:p>
      <text:p text:style-name="P6">3.3. <text:span text:style-name="T3">Outros Requsitos</text:span></text:p>
      <text:p text:style-name="P6"/>
      <text:p text:style-name="P6">4. Atributos</text:p>
      <text:p text:style-name="P65"><text:span text:style-name="T4">1. </text:span>INTRODUÇÃO</text:p>
      <text:p text:style-name="P3"/>
      <text:p text:style-name="P7">1.1. Propósito do Documento</text:p>
      <text:p text:style-name="P3"/>
      <text:p text:style-name="P8">Este documento contém especificações de requisitos para o sistema WEB <text:span text:style-name="T14">e MOBILE MAITRE</text:span> qu<text:span text:style-name="T14">e gerenciará a comanda de usuários autmatizando a forma convencional da realização de pedidos em estabelecimentos food service.</text:span></text:p>
      <text:p text:style-name="P71">Este sistema irá armazenar menus, produtos, comanda e informações de usuário<text:span text:style-name="T61">s</text:span> para <text:span text:style-name="T62">a </text:span>gestão da informação <text:span text:style-name="T63">d</text:span>e forma centralizada. </text:p>
      <text:p text:style-name="P3"/>
      <text:p text:style-name="P3"/>
      <text:p text:style-name="P7">1.2. Escopo do Produto</text:p>
      <text:p text:style-name="P7"/>
      <text:p text:style-name="P10">O sistema tem como objetivo <text:span text:style-name="T15">gerenciar e autmatizar os pedidos realizados pelos clientes de um food service, como: </text:span>inserir, excluir, modificar, consultar e resgatar <text:span text:style-name="T16">informações do banco de dados da integração entre cliente e sistema.</text:span></text:p>
      <text:p text:style-name="P9"/>
      <text:p text:style-name="P7"/>
      <text:p text:style-name="P7">1.3. Definição e Abreviações</text:p>
      <text:p text:style-name="P7"/>
      <text:p text:style-name="P11">As definições utilizadas neste documento serão abordadas posteriormente no glossário. Abreviações:</text:p>
      <text:p text:style-name="P11"/>
      <text:p text:style-name="P11">RF – Requisito Funcional;</text:p>
      <text:p text:style-name="P11">RNF – Requisito não Funcional</text:p>
      <text:p text:style-name="P11"/>
      <text:p text:style-name="P11"/>
      <text:p text:style-name="P12">1.4. Visão Geral do Documento</text:p>
      <text:p text:style-name="P12"/>
      <text:p text:style-name="P13">Est<text:span text:style-name="T5">e</text:span> documento apresenta uma decrição geral do sistema, e logo em seguida descreve suas funcionalidades especificando as entradas e saídas para todos os requisitos funcionais. Faz também a descrição sucinta dos requisitos não funcionais contidos neste sistema.</text:p>
      <text:p text:style-name="P13"/>
      <text:p text:style-name="P13"/>
      <text:p text:style-name="P13"/>
      <text:p text:style-name="P14"/>
      <text:p text:style-name="P66"><text:span text:style-name="T6">2.</text:span> <text:span text:style-name="T7">Descrição Geral</text:span></text:p>
      <text:p text:style-name="P14"/>
      <text:p text:style-name="P15">O sistema <text:span text:style-name="T17">MAITRE</text:span> gerencia <text:span text:style-name="T17">pedidos realizados por usuários de um food service enviando-os direto para a cozinha em servidor local.</text:span></text:p>
      <text:p text:style-name="P15"/>
      <text:p text:style-name="P52">O sistema permitirá que o cliente acompanhe seu pedido e possa se integrar com demais clientes do ambiente. O sistema também permitirá ao administrador acesso direto a informações criticas em tempo real como: numero de pedidos realizados, numero de pdidos em andamento, numero de pedidos recusados e situação de demais departamentos.</text:p>
      <text:p text:style-name="P52"><text:s/></text:p>
      <text:p text:style-name="P73">Os pedidos realizados em primeira chamada poderão serem excluidos pelo cliente em sua comanda digital. Somente após confirmar pedido será enviado para a cozinha e entrará em andamento, ele não poderá excluí-lo. Contudo, o pedido só poderá ou não ser cancelado de acordo com as politicas do estabelecimento.</text:p>
      <text:p text:style-name="P16"/>
      <text:p text:style-name="P53">Para acesso ao sistema o usuário não precisa estar cadastrado. Por meio de um QR-CODE disponível na mesa em que est<text:span text:style-name="T18">eja</text:span>, poderá lhe enviar direto para o menu <text:span text:style-name="T19">de pedidos</text:span>. Antes ele deverá instalar em seu dispositivo o aplicativo para dispositivos móveis fornecido por um link na mesa e acesso ao wifi do estabelecimento.</text:p>
      <text:p text:style-name="P53"/>
      <text:p text:style-name="P17"/>
      <text:p text:style-name="P18"><text:span text:style-name="T6">2.1</text:span>. Perspectiva do Produto</text:p>
      <text:p text:style-name="P18"/>
      <text:p text:style-name="P18">O sistema opera como uma máquina servidor que gerencia o banco de dados e controla o acesso das máquinas clientes devidamente logados no sistema <text:span text:style-name="T20">via API RestFull.</text:span></text:p>
      <text:p text:style-name="P18"/>
      <text:p text:style-name="P18"/>
      <text:p text:style-name="P18"><text:span text:style-name="T6">2.2</text:span>. Funções dos Produtos</text:p>
      <text:p text:style-name="P18"/>
      <text:p text:style-name="P19">Gerenciamento de <text:span text:style-name="T21">Produtos, Menu, Categoria, Menu_Categoria</text:span>: inserir, modificar, excluir, consultar e resgatar do banco de dados.</text:p>
      <text:p text:style-name="P19">Gerenciamento de Usuário: cadastrar, modificar, bloquear e excluir usuário do sistema.</text:p>
      <text:p text:style-name="P54">Gerenciamento de Comanda: inserir e excluir do sistema.</text:p>
      <text:p text:style-name="P55">Gerenciamento da Cozinha: atualizar.</text:p>
      <text:p text:style-name="P54"/>
      <text:p text:style-name="P19"/>
      <text:p text:style-name="P19"/>
      <text:p text:style-name="P20">2.3. Restrições Gerais</text:p>
      <text:p text:style-name="P20"/>
      <text:p text:style-name="P20">O sistema não <text:span text:style-name="T23">permitiráque um departaemnto tenha acesso às informações que não sejam pertinente ao seu departamento (nivel).</text:span></text:p>
      <text:p text:style-name="P56">O sistema não permitirá que um usuário altere, pesquise, crie informações de usuário que não seja administrativo.</text:p>
      <text:p text:style-name="P57">O sistema não permitirá que outro usuário altere <text:span text:style-name="T25">suas credenciais de acesso </text:span>se não ele mesmo.</text:p>
      <text:p text:style-name="P56"/>
      <text:p text:style-name="P20"/>
      <text:p text:style-name="P20"/>
      <text:p text:style-name="P67">3. REQUISITOS</text:p>
      <text:p text:style-name="P20"/>
      <text:p text:style-name="P21">3.1. Requisitos Funcionais</text:p>
      <text:p text:style-name="P20"/>
      <text:p text:style-name="P21">RF.1: Cadastro de Usuário</text:p>
      <text:p text:style-name="P20"/>
      <text:p text:style-name="P21">Entrada: nivel, status, departamento, nome completo, e-mail, senha, token</text:p>
      <text:p text:style-name="P22">Processo: O cadastro será incluído no banco de dados.</text:p>
      <text:p text:style-name="P22">Saída: Mensagem de confirmação bem sucedido do cadastro caso tenha sido efetuado com sucesso, senão, mensagem de erro.</text:p>
      <text:p text:style-name="P14"/>
      <text:p text:style-name="P23">RF.2: Modificação de Ca<text:span text:style-name="T22">d</text:span>astro de Usuário</text:p>
      <text:p text:style-name="P23"/>
      <text:p text:style-name="P23">Descrição: usuário <text:span text:style-name="T24">clica em um link para acessar seu profile</text:span>.</text:p>
      <text:p text:style-name="P23">Entrada: <text:span text:style-name="T26">No camo senha ele altera sua credencial de acesso ao sistema</text:span></text:p>
      <text:p text:style-name="P23">Processo: Atuaização do banco de dados.</text:p>
      <text:p text:style-name="P23">Saída; Mensagem de confirmação bem sucedido da modificação do cadastro caso tenha sido efetuado com sucesso, senão, mensagem de erro.</text:p>
      <text:p text:style-name="P23"/>
      <text:p text:style-name="P23"/>
      <text:p text:style-name="P24">RF.3: Exclusão do Cadastro de Usuário</text:p>
      <text:p text:style-name="P24"/>
      <text:p text:style-name="P24">Descrição: O moderador do si<text:span text:style-name="T27">stema</text:span> poderá excuir o cadastro dos usuários.</text:p>
      <text:p text:style-name="P24">Entrad<text:span text:style-name="T8">a</text:span>: Nome ou ID do usuário</text:p>
      <text:p text:style-name="P25">Processo: O sistema verifica se o usuário é cadastrado, se for o usuário é excluído.</text:p>
      <text:p text:style-name="P25">Saída: Mensagem de confirmação bem sucedido da exclusão do cadastro caso tenha sido efetuado com sucesso, senão, mensagem de erro.</text:p>
      <text:p text:style-name="P25"/>
      <text:p text:style-name="P28">RF.4: Inserção de <text:span text:style-name="T28">Produtos</text:span></text:p>
      <text:p text:style-name="P28"/>
      <text:p text:style-name="P28">Descrição: <text:span text:style-name="T29">Os usuários do departamento amolxirifado poderão inserir os peodutos</text:span></text:p>
      <text:p text:style-name="P28">Entrada: <text:span text:style-name="T30">Categoria, código, nome do produto, estoque, descrição, nome da imagem.</text:span></text:p>
      <text:p text:style-name="P30">Processo: o sistema insere todos esses dados no banco de dados.</text:p>
      <text:p text:style-name="P26">Saída: Mensagem de confirmação bem sucedido da <text:span text:style-name="T31">inserção</text:span> do cadastro caso tenha sido efetuado com sucesso, senão, mensagem de erro.</text:p>
      <text:p text:style-name="P30"/>
      <text:p text:style-name="P32">RF.5: Modificações de <text:span text:style-name="T34">Produtos</text:span></text:p>
      <text:p text:style-name="P32"/>
      <text:p text:style-name="P34">Descrição: O usuário <text:span text:style-name="T32">do departamento amolxirifado</text:span></text:p>
      <text:p text:style-name="P36">Entrada: Campo desejado e o novo dado.</text:p>
      <text:p text:style-name="P36">Processo: Atualizações da descrição do <text:span text:style-name="T33">produto </text:span>no banco de dados.</text:p>
      <text:p text:style-name="P36">Saída: Mensagem de confirmação bem sucedido da modificação <text:span text:style-name="T36">c</text:span>aso tenha sido efetuado com sucesso, senão, mensagem de erro.</text:p>
      <text:p text:style-name="P36"/>
      <text:p text:style-name="P38">RF.6: Exclusão de <text:span text:style-name="T35">Produtos</text:span></text:p>
      <text:p text:style-name="P38"/>
      <text:p text:style-name="P38">Descrição: O usuário <text:span text:style-name="T37">do departamento amolxirifado poderá realizar a exclusão</text:span></text:p>
      <text:p text:style-name="P38">Entrada: <text:span text:style-name="T38">código</text:span> <text:span text:style-name="T9">ou ID do produto</text:span></text:p>
      <text:p text:style-name="P39">Processo: O sistema busca o <text:span text:style-name="T39">campo</text:span> no banco de dados, caso ele encontre ele exclui o <text:span text:style-name="T40">produto.</text:span></text:p>
      <text:p text:style-name="P39">Saída: Mensagem de confirmaçao bem sucedido da exclusão do <text:span text:style-name="T41">produto</text:span> caso tenha sido efetuado com sucess, senão, mensagem de erro.</text:p>
      <text:p text:style-name="P39"/>
      <text:p text:style-name="P39"><text:soft-page-break/></text:p>
      <text:p text:style-name="P40">RF.7: Consulta e Resgate de <text:span text:style-name="T42">Produtos</text:span></text:p>
      <text:p text:style-name="P40"/>
      <text:p text:style-name="P40">Descrição: <text:span text:style-name="T44">Todos os departamentos poderão</text:span> buscar um determinado <text:span text:style-name="T43">produto</text:span> através de qualquer campo.</text:p>
      <text:p text:style-name="P40">Entrada: Campo (<text:span text:style-name="T45">código, ID</text:span>, <text:span text:style-name="T45">nome</text:span>) ao qual o usuário deseja fazer a busca e o parâmetro de busca.</text:p>
      <text:p text:style-name="P40">Processo: O sistema busca os <text:span text:style-name="T46">produtos</text:span> referentes ao parâmetro de <text:span text:style-name="T47">b</text:span>usca e retorna ao usuário.</text:p>
      <text:p text:style-name="P40">Saída: Os documentos referentes e o link para se efetuar o download, senão mensagem de que não foi encontrado nenhum documento.</text:p>
      <text:p text:style-name="P40"/>
      <text:p text:style-name="P40"/>
      <text:p text:style-name="P29">RF.<text:span text:style-name="T48">5</text:span>: Inserção <text:span text:style-name="T48">na Comanda</text:span></text:p>
      <text:p text:style-name="P29"/>
      <text:p text:style-name="P29">Descrição: <text:span text:style-name="T49">O cliente poderá inserir pedidos em uma comanda</text:span></text:p>
      <text:p text:style-name="P29">Entrada: <text:span text:style-name="T50">Numero de produtos, código do produto.</text:span></text:p>
      <text:p text:style-name="P31">Processo: o sistema insere <text:span text:style-name="T51">as informações do produto no menu e a quantidade pedida.</text:span></text:p>
      <text:p text:style-name="P27">Saída: Mensagem de confirmação bem sucedido da <text:span text:style-name="T31">inserção</text:span>caso tenha sido efetuado com sucesso, senão, mensagem de erro.</text:p>
      <text:p text:style-name="P31"/>
      <text:p text:style-name="P33">RF.5: Modificações/<text:span text:style-name="T55">Exclusão</text:span> <text:span text:style-name="T52">na Comanda</text:span></text:p>
      <text:p text:style-name="P33"/>
      <text:p text:style-name="P35">Descrição: O <text:span text:style-name="T53">cliente poderá efetuar essas alterações caso não tenha confirmado o pedido</text:span></text:p>
      <text:p text:style-name="P37">Entrada: <text:span text:style-name="T54">Exclui o pedido da lista.</text:span></text:p>
      <text:p text:style-name="P37">Processo: <text:span text:style-name="T55">O pedido é excluído da comanda</text:span>.</text:p>
      <text:p text:style-name="P37">Saída: Mensagem de confirmação bem sucedido da modificação <text:span text:style-name="T36">c</text:span>aso tenha sido efetuado com sucesso, senão, mensagem de erro.</text:p>
      <text:p text:style-name="P37"/>
      <text:p text:style-name="P41">RF.<text:span text:style-name="T56">6</text:span>: Consulta e Resgate d<text:span text:style-name="T57">a Comanda</text:span></text:p>
      <text:p text:style-name="P41"/>
      <text:p text:style-name="P41">Descrição: <text:span text:style-name="T57">O cliente clicará em um link para ser redirecionado à pagina de sua comanda.</text:span></text:p>
      <text:p text:style-name="P41">Entrada: <text:span text:style-name="T58">url</text:span>.</text:p>
      <text:p text:style-name="P41">Processo: O sistema busca <text:span text:style-name="T59">a lista de pedidos realizada pelo cliente, sua descrição e valor.</text:span>.</text:p>
      <text:p text:style-name="P41">Saída: <text:span text:style-name="T60">Uma lista de pedidos é mostrada, senão, mensagem de erro.</text:span></text:p>
      <text:p text:style-name="P41"/>
      <text:p text:style-name="P58">Criar para demais tabelas</text:p>
      <text:p text:style-name="P68"/>
      <text:p text:style-name="P42">3.2. Requisitos Não Funcionais</text:p>
      <text:p text:style-name="P42"/>
      <text:p text:style-name="P42">3.2.1. Requisitos Organizacionais</text:p>
      <text:p text:style-name="P42"/>
      <text:p text:style-name="P42">RNF.1: Software</text:p>
      <text:p text:style-name="P42"/>
      <text:p text:style-name="P43">O SGDB utilizado é o PhpMyAdmin. Gratuito e confiável.</text:p>
      <text:p text:style-name="P43">O MySql ver.14. Gratuito e confiável.</text:p>
      <text:p text:style-name="P44">Astah Profissional 7.1. Gratuito para estudantes e confiável.</text:p>
      <text:p text:style-name="P45">Sublime Text. Gratuito e Confiável.</text:p>
      <text:p text:style-name="P59">ATOM. Gratuito e confiável.</text:p>
      <text:p text:style-name="P60">Roteador Wireless TP-LINK 740N.</text:p>
      <text:p text:style-name="P61">Sistema de versionamento MERCURIAL. Gratuito e confiável.</text:p>
      <text:p text:style-name="P62">Framework Laravel 5.2. Gratuíto e confiável.</text:p>
      <text:p text:style-name="P63">Sistema Operacional Linux Ubuntu 16.</text:p>
      <text:p text:style-name="P43"/>
      <text:p text:style-name="P46">RNF.2: Linguagem de Programação</text:p>
      <text:p text:style-name="P46"/>
      <text:p text:style-name="P47">O sistema será escrito em PHP, uma linguagem de programação muito utilizada no desenvolvimento <text:s/>de web sites. </text:p>
      <text:p text:style-name="P47"/>
      <text:p text:style-name="P48">RNF.3: Hardware</text:p>
      <text:p text:style-name="P48"/>
      <text:p text:style-name="P48">Para homologação a máquina é localhost suficiente para rodar os recursos <text:span text:style-name="T10">necessários da aplciação.</text:span></text:p>
      <text:p text:style-name="P48"/>
      <text:p text:style-name="P48"/>
      <text:p text:style-name="P49">3.3. Outros Requisitos</text:p>
      <text:p text:style-name="P49"/>
      <text:p text:style-name="P49">O sistema funcionará em qualquer sistema operacional desde que tenha um browser e acesso à internet.</text:p>
      <text:p text:style-name="P64">O sistema também funcionará em dispositivos móveis.</text:p>
      <text:p text:style-name="P49"/>
      <text:p text:style-name="P49"/>
      <text:p text:style-name="P49"/>
      <text:p text:style-name="P69">4. Atributos</text:p>
      <text:p text:style-name="P49"/>
      <text:p text:style-name="P49">4.1. Disponibilidade</text:p>
      <text:p text:style-name="P49"/>
      <text:p text:style-name="P49">O sistema deve estar sempre disponível, caso ocorra alguma interrupção ele deve ser restaurado o mais rápido possíve.</text:p>
      <text:p text:style-name="P49"/>
      <text:p text:style-name="P49">4.2. Segurança</text:p>
      <text:p text:style-name="P49"/>
      <text:p text:style-name="P49">Como o sistema será via WEB, ele deverá ser o mais seguro possível para que as pessoas não autorizadas acessem os documentos inseridos do sistema.</text:p>
      <text:p text:style-name="P49"/>
      <text:p text:style-name="P50">4.3. Menutenção</text:p>
      <text:p text:style-name="P50"/>
      <text:p text:style-name="P50">O desenvolvimento assim como a manutenção do sistema será feita pelo grupo de desenvlvimento de software ChinaTown <text:span text:style-name="T11">mediante contrato de prestação de serviços.</text:span></text:p>
      <text:p text:style-name="P70"/>
      <text:p text:style-name="P51">A<text:span text:style-name="T12">cordam,</text:span></text:p>
      <text:p text:style-name="P51"/>
      <text:p text:style-name="P51"/>
      <text:p text:style-name="P51"/>
      <text:p text:style-name="P51">Esse documento de requisitos poderá ser modificado quando necessário desde que sejam assinados e reconhecidos de forma legal <text:span text:style-name="T13">e anexados os anteriores.</text:span></text:p>
      <text:p text:style-name="P51"/>
      <text:p text:style-name="P51">Este documento apresenta as informações necessárias para o desenvolvimento do sistema ClassRoom. Seu entendimento pelas partes se faz necessário para que não seja, em futuras apresentações de resultado e finalização do desenvolvimento, criado algum desentendimento de forma a deixar claro às partes o que foi descrito e aceito pelas partes.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_________________________________</text:p>
      <text:p text:style-name="P51">ChinaTown<text:line-break/>Grupo de desenvolvimento de Softwares</text:p>
      <text:p text:style-name="P51"/>
      <text:p text:style-name="P51"/>
      <text:p text:style-name="P51"/>
      <text:p text:style-name="P51"/>
      <text:p text:style-name="P51"/>
      <text:p text:style-name="P51">_________________________________</text:p>
      <text:p text:style-name="P51">Cliente ou requisitante do Sistema a ser desenvolvido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">_____________________, ____ de _________________ de _______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20:27:12.457517793</meta:creation-date>
    <dc:date>2017-08-29T21:24:52.013753981</dc:date>
    <meta:editing-duration>PT54M43S</meta:editing-duration>
    <meta:editing-cycles>83</meta:editing-cycles>
    <meta:generator>LibreOffice/5.1.6.2$Linux_X86_64 LibreOffice_project/10m0$Build-2</meta:generator>
    <meta:document-statistic meta:table-count="0" meta:image-count="0" meta:object-count="0" meta:page-count="9" meta:paragraph-count="133" meta:word-count="1353" meta:character-count="9022" meta:non-whitespace-character-count="7795"/>
  </office:meta>
</office:document-meta>
</file>